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Standard"/>
      <text:p text:style-name="Standard">1 Jean-Luc Mossot</text:p>
      <text:p text:style-name="Standard">Nationalité : Français </text:p>
      <text:p text:style-name="Standard">Âge : 50</text:p>
      <text:p text:style-name="Standard">Profession : Chercheur en science des données (Muliny)<text:line-break/>Caractéristiques : 1m70, 70kg, cheveux et barbe poivre-sel</text:p>
      <text:p text:style-name="Standard">Utilisation possible du logiciel : analyse de données.</text:p>
      <text:p text:style-name="Standard"/>
      <text:p text:style-name="Standard">2 Martine Grillon</text:p>
      <text:p text:style-name="Standard">Nationalité : Française</text:p>
      <text:p text:style-name="Standard">Âge : 61</text:p>
      <text:p text:style-name="Standard">Profession : Enseignante en communication et découverte de l’environnement informatique</text:p>
      <text:p text:style-name="Standard">Caractéristiques physiques : 1m60, 60 kg, cheveux blonds et courts <text:s/></text:p>
      <text:p text:style-name="Standard">Utilisation possible du logiciel : démonstration logicielle à des étudiants</text:p>
      <text:p text:style-name="Standard"/>
      <text:p text:style-name="Standard">3 James Mac Intosh</text:p>
      <text:p text:style-name="Standard">Nationalité : Écossais</text:p>
      <text:p text:style-name="Standard">Âge : 27 ans</text:p>
      <text:p text:style-name="Standard">Profession : Biologiste</text:p>
      <text:p text:style-name="Standard">Caractéristiques physiques : 1m90, 90 kg, roux</text:p>
      <text:p text:style-name="Standard">Utilisation possible du logiciel : visualisation de ses recherches.</text:p>
      <text:p text:style-name="Standard"/>
      <text:p text:style-name="Standard">4 Lila Baofont</text:p>
      <text:p text:style-name="Standard">Nationalité : Française</text:p>
      <text:p text:style-name="Standard">Âge : 13 ans</text:p>
      <text:p text:style-name="Standard"><text:soft-page-break/>Profession : collégienne</text:p>
      <text:p text:style-name="Standard">Caractéristiques physiques : 1m40</text:p>
      <text:p text:style-name="Standard">Utilisation possible du logiciel : Exercice de techno</text:p>
      <text:p text:style-name="Standard"/>
      <text:p text:style-name="Standard">5 Pascal Alowouine</text:p>
      <text:p text:style-name="Standard">Nationalité : Français</text:p>
      <text:p text:style-name="Standard">Âge : 21</text:p>
      <text:p text:style-name="Standard">Profession : étudiant en informatique</text:p>
      <text:p text:style-name="Standard">Caractéristiques physiques : 1m90, 80kg, daltonien</text:p>
      <text:p text:style-name="Standard">Utilisation possible du logiciel : Veut comprendre son cours de Théorie des Graphes.</text:p>
      <text:p text:style-name="Standard"/>
      <text:p text:style-name="Standard">/*</text:p>
      <text:p text:style-name="Standard">Pépin le bref</text:p>
      <text:p text:style-name="Standard">Nationalité : Franc</text:p>
      <text:p text:style-name="Standard">âge : 1500 ans</text:p>
      <text:p text:style-name="Standard">Profession : roi</text:p>
      <text:p text:style-name="Standard">Caractéristiques physiques : mort</text:p>
      <text:p text:style-name="Standard">Utilisation possible du logiciel : non</text:p>
      <text:p text:style-name="Standard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186" meta:character-count="1203" meta:non-whitespace-character-count="1052"/>
    <meta:generator>LibreOfficeDev/6.0.5.2$Linux_X86_64 LibreOffice_project/</meta:generator>
  </office:meta>
</office:document-meta>
</file>